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, Helvetica, sans-serif"/>
    <style:font-face style:name="arial" svg:font-family="arial, sans-serif"/>
    <style:font-face style:name="monospace" svg:font-family="monospace"/>
    <style:font-face style:name="monospace1" svg:font-family="monospace, consolas, sans-serif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officeooo:rsid="000e401d" officeooo:paragraph-rsid="000e401d" style:font-size-asian="12pt" style:font-size-complex="12pt"/>
    </style:style>
    <style:style style:name="P2" style:family="paragraph" style:parent-style-name="Standard">
      <style:text-properties style:font-name="Liberation Serif" fo:font-size="12pt" officeooo:rsid="000f557d" officeooo:paragraph-rsid="000f557d" style:font-size-asian="12pt" style:font-size-complex="12pt"/>
    </style:style>
    <style:style style:name="P3" style:family="paragraph" style:parent-style-name="Standard">
      <style:text-properties style:font-name="Liberation Serif" fo:font-size="12pt" officeooo:rsid="00254fbb" officeooo:paragraph-rsid="00254fbb" style:font-size-asian="12pt" style:font-size-complex="12pt"/>
    </style:style>
    <style:style style:name="P4" style:family="paragraph" style:parent-style-name="Standard">
      <style:text-properties style:font-name="Liberation Serif" fo:font-size="12pt" officeooo:rsid="00295393" officeooo:paragraph-rsid="00295393" style:font-size-asian="12pt" style:font-size-complex="12pt"/>
    </style:style>
    <style:style style:name="P5" style:family="paragraph" style:parent-style-name="Standard">
      <style:text-properties style:font-name="Liberation Serif" fo:font-size="12pt" officeooo:rsid="00475556" officeooo:paragraph-rsid="00475556" style:font-size-asian="12pt" style:font-size-complex="12pt"/>
    </style:style>
    <style:style style:name="P6" style:family="paragraph" style:parent-style-name="Standard">
      <style:text-properties style:font-name="Liberation Serif" fo:font-size="12pt" style:text-underline-style="none" officeooo:rsid="000f557d" officeooo:paragraph-rsid="00220fe4" style:font-size-asian="12pt" style:font-size-complex="12pt"/>
    </style:style>
    <style:style style:name="P7" style:family="paragraph" style:parent-style-name="Standard">
      <style:text-properties fo:font-size="12pt" officeooo:rsid="002a5a3c" officeooo:paragraph-rsid="002a5a3c" style:font-size-asian="12pt" style:font-size-complex="12pt"/>
    </style:style>
    <style:style style:name="P8" style:family="paragraph" style:parent-style-name="Standard">
      <style:text-properties fo:font-size="12pt" officeooo:rsid="002ab5f9" officeooo:paragraph-rsid="002ab5f9" style:font-size-asian="12pt" style:font-size-complex="12pt"/>
    </style:style>
    <style:style style:name="P9" style:family="paragraph" style:parent-style-name="Standard">
      <style:text-properties fo:font-size="12pt" fo:font-weight="bold" officeooo:rsid="002ab5f9" officeooo:paragraph-rsid="002ab5f9" style:font-size-asian="12pt" style:font-weight-asian="bold" style:font-size-complex="12pt" style:font-weight-complex="bold"/>
    </style:style>
    <style:style style:name="P10" style:family="paragraph" style:parent-style-name="Standard">
      <style:text-properties fo:font-size="12pt" fo:font-weight="bold" officeooo:rsid="002c9d48" officeooo:paragraph-rsid="002c9d48" style:font-size-asian="12pt" style:font-weight-asian="bold" style:font-size-complex="12pt" style:font-weight-complex="bold"/>
    </style:style>
    <style:style style:name="P11" style:family="paragraph" style:parent-style-name="Standard">
      <style:text-properties fo:font-size="12pt" fo:font-weight="bold" officeooo:rsid="002e19b2" officeooo:paragraph-rsid="00336b6a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bold" officeooo:rsid="003080a2" officeooo:paragraph-rsid="00336b6a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2pt" fo:font-weight="bold" officeooo:rsid="0031ea0b" officeooo:paragraph-rsid="00336b6a" style:font-size-asian="12pt" style:font-weight-asian="bold" style:font-size-complex="12pt" style:font-weight-complex="bold"/>
    </style:style>
    <style:style style:name="P14" style:family="paragraph" style:parent-style-name="Standard">
      <style:text-properties fo:font-size="12pt" fo:font-weight="bold" officeooo:rsid="00361123" officeooo:paragraph-rsid="00361123" style:font-size-asian="12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bold" officeooo:rsid="0037c113" officeooo:paragraph-rsid="0037c113" style:font-size-asian="12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3aa76c" officeooo:paragraph-rsid="003aa76c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officeooo:rsid="003aa76c" officeooo:paragraph-rsid="003aa76c" style:font-size-asian="12pt" style:font-weight-asian="normal" style:font-size-complex="12pt" style:font-weight-complex="normal"/>
    </style:style>
    <style:style style:name="P18" style:family="paragraph" style:parent-style-name="Standard">
      <style:text-properties officeooo:paragraph-rsid="00420963"/>
    </style:style>
    <style:style style:name="P19" style:family="paragraph" style:parent-style-name="Standard">
      <style:text-properties officeooo:rsid="00420963" officeooo:paragraph-rsid="00420963"/>
    </style:style>
    <style:style style:name="P20" style:family="paragraph" style:parent-style-name="Standard">
      <style:text-properties fo:font-weight="normal" officeooo:rsid="00420963" officeooo:paragraph-rsid="00420963" style:font-weight-asian="normal" style:font-weight-complex="normal"/>
    </style:style>
    <style:style style:name="P21" style:family="paragraph" style:parent-style-name="Standard">
      <style:text-properties fo:color="#ff3333" style:font-name="Liberation Serif" fo:font-size="12pt" fo:font-weight="bold" officeooo:rsid="000f557d" officeooo:paragraph-rsid="000f557d" style:font-size-asian="12pt" style:font-weight-asian="bold" style:font-size-complex="12pt" style:font-weight-complex="bold"/>
    </style:style>
    <style:style style:name="P22" style:family="paragraph" style:parent-style-name="Standard">
      <style:text-properties fo:color="#ff3333" style:font-name="Liberation Serif" fo:font-size="12pt" fo:font-weight="bold" officeooo:rsid="00254fbb" officeooo:paragraph-rsid="00254fbb" style:font-size-asian="12pt" style:font-weight-asian="bold" style:font-size-complex="12pt" style:font-weight-complex="bold"/>
    </style:style>
    <style:style style:name="P23" style:family="paragraph" style:parent-style-name="Standard">
      <style:text-properties fo:color="#ff3333" style:font-name="Liberation Serif" fo:font-size="12pt" fo:font-weight="bold" officeooo:rsid="00267e18" officeooo:paragraph-rsid="00267e18" style:font-size-asian="12pt" style:font-weight-asian="bold" style:font-size-complex="12pt" style:font-weight-complex="bold"/>
    </style:style>
    <style:style style:name="P24" style:family="paragraph" style:parent-style-name="Standard">
      <style:text-properties fo:color="#ff3333" fo:font-size="12pt" fo:font-weight="bold" officeooo:rsid="0037c113" officeooo:paragraph-rsid="0037c113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ff3333" fo:font-size="12pt" fo:font-weight="bold" officeooo:rsid="003aa76c" officeooo:paragraph-rsid="003aa76c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3333ff" style:font-name="Liberation Serif" fo:font-size="12pt" fo:font-weight="bold" officeooo:rsid="00220fe4" officeooo:paragraph-rsid="00220fe4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333ff" style:font-name="Liberation Serif" fo:font-size="12pt" fo:font-weight="bold" officeooo:rsid="00217809" officeooo:paragraph-rsid="00217809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officeooo:rsid="00108854" officeooo:paragraph-rsid="00108854" style:font-size-asian="12pt" style:font-size-complex="12pt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Liberation Serif" fo:font-size="12pt" style:font-size-asian="12pt" style:font-size-complex="12pt"/>
    </style:style>
    <style:style style:name="P3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df16" officeooo:paragraph-rsid="001ddf16" style:font-size-asian="12pt" style:font-size-complex="12pt"/>
    </style:style>
    <style:style style:name="P3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c7e05" officeooo:paragraph-rsid="001c7e05" style:font-size-asian="12pt" style:font-size-complex="12pt"/>
    </style:style>
    <style:style style:name="P3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aa62e" officeooo:paragraph-rsid="001aa62e" style:font-size-asian="12pt" style:font-size-complex="12pt"/>
    </style:style>
    <style:style style:name="P3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1dee1b" officeooo:paragraph-rsid="001dee1b" style:font-size-asian="12pt" style:font-size-complex="12pt"/>
    </style:style>
    <style:style style:name="P34" style:family="paragraph" style:parent-style-name="Standard">
      <style:text-properties fo:font-variant="normal" fo:text-transform="none" fo:color="#000000" style:font-name="monospace" fo:font-size="12pt" fo:letter-spacing="normal" fo:font-style="normal" fo:font-weight="normal" officeooo:rsid="001dee1b" officeooo:paragraph-rsid="001dee1b" style:font-size-asian="12pt" style:font-size-complex="12pt"/>
    </style:style>
    <style:style style:name="P35" style:family="paragraph" style:parent-style-name="Standard">
      <style:text-properties fo:font-variant="normal" fo:text-transform="none" fo:color="#3333ff" style:font-name="Liberation Serif" fo:font-size="12pt" fo:letter-spacing="normal" fo:font-style="normal" fo:font-weight="bold" officeooo:rsid="001ddf16" officeooo:paragraph-rsid="001ddf16" style:font-size-asian="12pt" style:font-weight-asian="bold" style:font-size-complex="12pt" style:font-weight-complex="bold"/>
    </style:style>
    <style:style style:name="P36" style:family="paragraph" style:parent-style-name="Standard">
      <style:text-properties fo:font-variant="normal" fo:text-transform="none" fo:color="#ff3333" style:font-name="Liberation Serif" fo:font-size="12pt" fo:letter-spacing="normal" fo:font-style="normal" fo:font-weight="bold" officeooo:rsid="00175cfb" officeooo:paragraph-rsid="00175cfb" style:font-size-asian="12pt" style:font-weight-asian="bold" style:font-size-complex="12pt" style:font-weight-complex="bold"/>
    </style:style>
    <style:style style:name="P37" style:family="paragraph" style:parent-style-name="Standard">
      <style:text-properties fo:font-variant="normal" fo:text-transform="none" fo:color="#ff3333" style:font-name="Liberation Serif" fo:font-size="12pt" fo:letter-spacing="normal" fo:font-style="normal" fo:font-weight="bold" officeooo:rsid="0018d2fe" officeooo:paragraph-rsid="0018d2fe" style:font-size-asian="12pt" style:font-weight-asian="bold" style:font-size-complex="12pt" style:font-weight-complex="bold"/>
    </style:style>
    <style:style style:name="P38" style:family="paragraph" style:parent-style-name="Standard">
      <style:text-properties fo:font-size="12pt" fo:font-weight="normal" officeooo:rsid="003e7bec" officeooo:paragraph-rsid="00420963" style:font-size-asian="12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4a644c" officeooo:paragraph-rsid="004a644c" style:font-size-asian="12pt" style:font-weight-asian="normal" style:font-size-complex="12pt" style:font-weight-complex="normal"/>
    </style:style>
    <style:style style:name="T1" style:family="text">
      <style:text-properties fo:color="#000000" style:font-name="Liberation Serif" fo:font-size="12pt" officeooo:rsid="003ff9be" style:font-size-asian="12pt" style:font-size-complex="12pt"/>
    </style:style>
    <style:style style:name="T2" style:family="text">
      <style:text-properties fo:color="#000000" fo:font-size="12pt" fo:font-weight="normal" officeooo:rsid="003e7bec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881280" fo:letter-spacing="normal" fo:font-style="normal" fo:font-weight="normal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font-variant="normal" fo:text-transform="none" fo:letter-spacing="normal" fo:font-style="normal" officeooo:rsid="0024f547"/>
    </style:style>
    <style:style style:name="T6" style:family="text">
      <style:text-properties fo:font-variant="normal" fo:text-transform="none" fo:letter-spacing="normal" fo:font-style="normal" officeooo:rsid="002870ec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style:font-name="Verdana" fo:font-size="9pt" fo:letter-spacing="normal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Verdana" fo:font-size="9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style:font-name="Verdana" fo:font-size="9pt" fo:letter-spacing="normal" fo:font-style="normal" style:font-size-asian="12pt" style:font-size-complex="12pt"/>
    </style:style>
    <style:style style:name="T11" style:family="text">
      <style:text-properties fo:font-variant="normal" fo:text-transform="none" fo:color="#000000" style:font-name="Verdana" fo:font-size="9pt" fo:letter-spacing="normal" fo:font-style="normal" officeooo:rsid="0043e16e" style:font-size-asian="12pt" style:font-size-complex="12pt"/>
    </style:style>
    <style:style style:name="T12" style:family="text">
      <style:text-properties fo:font-variant="normal" fo:text-transform="none" fo:color="#000000" fo:font-size="9pt" fo:letter-spacing="normal" fo:font-style="normal" fo:font-weight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fo:font-size="9pt" fo:letter-spacing="normal" fo:font-style="normal" fo:font-weight="bold" style:font-size-asian="12pt" style:font-weight-asian="bold" style:font-size-complex="12pt" style:font-weight-complex="bold"/>
    </style:style>
    <style:style style:name="T14" style:family="text">
      <style:text-properties fo:font-variant="normal" fo:text-transform="none" fo:color="#000000" style:font-name="monospace1" fo:font-size="10.5pt" fo:letter-spacing="normal" fo:font-style="normal" fo:font-weight="bold" officeooo:rsid="0043e16e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666666" style:font-name="monospace1" fo:font-size="10.5pt" fo:letter-spacing="normal" fo:font-style="normal" officeooo:rsid="0043e16e" style:font-size-asian="12pt" style:font-size-complex="12pt"/>
    </style:style>
    <style:style style:name="T16" style:family="text">
      <style:text-properties fo:font-variant="normal" fo:text-transform="none" fo:color="#666666" style:font-name="Verdana" fo:font-size="9pt" fo:letter-spacing="normal" fo:font-style="normal" officeooo:rsid="0043e16e" style:font-size-asian="12pt" style:font-size-complex="12pt"/>
    </style:style>
    <style:style style:name="T17" style:family="text">
      <style:text-properties officeooo:rsid="002f2246"/>
    </style:style>
    <style:style style:name="T18" style:family="text">
      <style:text-properties officeooo:rsid="003253a4"/>
    </style:style>
    <style:style style:name="T19" style:family="text">
      <style:text-properties officeooo:rsid="0032e143"/>
    </style:style>
    <style:style style:name="T20" style:family="text">
      <style:text-properties fo:font-size="12pt" fo:font-weight="bold" officeooo:rsid="003c6cd4" style:font-size-asian="12pt" style:font-weight-asian="bold" style:font-size-complex="12pt" style:font-weight-complex="bold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3c6cd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e7bec" style:font-size-asian="12pt" style:font-weight-asian="normal" style:font-size-complex="12pt" style:font-weight-complex="normal"/>
    </style:style>
    <style:style style:name="T24" style:family="text">
      <style:text-properties officeooo:rsid="00392846"/>
    </style:style>
    <style:style style:name="T25" style:family="text">
      <style:text-properties style:font-name="Liberation Serif" fo:font-size="12pt" fo:font-weight="normal" officeooo:rsid="00254fbb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3e7bec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3ff9be" style:font-size-asian="12pt" style:font-weight-asian="normal" style:font-size-complex="12pt" style:font-weight-complex="normal"/>
    </style:style>
    <style:style style:name="T28" style:family="text">
      <style:text-properties fo:color="#3c3c3c" style:font-name="Monospace" fo:font-size="10pt" officeooo:rsid="003ff9be" style:font-size-asian="10pt"/>
    </style:style>
    <style:style style:name="T29" style:family="text">
      <style:text-properties fo:color="#3c3c3c" style:font-name="Monospace" fo:font-size="12pt" officeooo:rsid="003ff9be" style:font-size-asian="12pt" style:font-size-complex="12pt"/>
    </style:style>
    <style:style style:name="T30" style:family="text">
      <style:text-properties fo:color="#ff3333" fo:font-weight="bold" style:font-weight-asian="bold" style:font-weight-complex="bold"/>
    </style:style>
    <style:style style:name="T31" style:family="text">
      <style:text-properties fo:color="#ff3333" fo:font-weight="bold" officeooo:rsid="002ab5f9" style:font-weight-asian="bold" style:font-weight-complex="bold"/>
    </style:style>
    <style:style style:name="T32" style:family="text">
      <style:text-properties fo:color="#ff3333" fo:font-size="12pt" fo:font-weight="bold" officeooo:rsid="003c6cd4" style:font-size-asian="12pt" style:font-weight-asian="bold" style:font-size-complex="12pt" style:font-weight-complex="bold"/>
    </style:style>
    <style:style style:name="T33" style:family="text">
      <style:text-properties officeooo:rsid="004a8e47"/>
    </style:style>
    <style:style style:name="T34" style:family="text">
      <style:text-properties officeooo:rsid="004b7a39"/>
    </style:style>
    <style:style style:name="T35" style:family="text">
      <style:text-properties officeooo:rsid="004c1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arse-html kullanılarak:</text:p>
      <text:p text:style-name="P27">1. crawl:</text:p>
      <text:p text:style-name="P29">*Parsing http://www.sahibinden.com/</text:p>
      <text:p text:style-name="P29"/>
      <text:p text:style-name="P29">–noodp,index,follow</text:p>
      <text:p text:style-name="P1">iken parse edildi.</text:p>
      <text:p text:style-name="P21">Outlink çıkarıldı.</text:p>
      <text:p text:style-name="P22">Nocache olmadıgı için metadataya:</text:p>
      <text:p text:style-name="P3">column=mtdt:caching.forbidden, timestamp=1394618140885, value=content </text:p>
      <text:p text:style-name="P3">satırını ekledi.</text:p>
      <text:p text:style-name="P4">Dbupdate sonunda veritabanı outlinklerden satırlar oluştutuldu.</text:p>
      <text:p text:style-name="P26">2.crawl:</text:p>
      <text:p text:style-name="P5">Bütün outlinkler fetch edildi.</text:p>
      <text:p text:style-name="P5">Parse edilip outlinker çıktı.</text:p>
      <text:p text:style-name="P5">Kısaca Normal Crawle a devam ediyor.</text:p>
      <text:p text:style-name="P6"/>
      <text:p text:style-name="P2"><text:span text:style-name="T3">*</text:span><text:span text:style-name="T7">Parsing http://www.msertacturkel.com/</text:span></text:p>
      <text:p text:style-name="P29">noindex,nofollow,nocache</text:p>
      <text:p text:style-name="P30"/>
      <text:p text:style-name="P35">1. crawl:</text:p>
      <text:p text:style-name="P36">outlink çıkmadı.</text:p>
      <text:p text:style-name="P37">Sayfa parse edilmedi.</text:p>
      <text:p text:style-name="P23"><text:span text:style-name="T5">N</text:span><text:span text:style-name="T4">ocache oldugu için, </text:span><text:span text:style-name="T6">mtdt ya satır eklenmedi.</text:span></text:p>
      <text:p text:style-name="P31">DbUpdate den önce 1 satır vardı, sonrada 1 satır var. </text:p>
      <text:p text:style-name="P32"/>
      <text:p text:style-name="P35">2.crawl:</text:p>
      <text:p text:style-name="P33">parse edilmedi outlink, çıkarılmadı.</text:p>
      <text:p text:style-name="P34"/>
      <text:p text:style-name="P34"/>
      <text:p text:style-name="P7"><text:span text:style-name="T30">TİKAPARSER </text:span><text:span text:style-name="T31">ve</text:span><text:span text:style-name="T30"> PARSE-HTML </text:span>için robots tagına davranış aynı:</text:p>
      <text:p text:style-name="P8">robots a karşın:</text:p>
      <text:p text:style-name="P9">none: bulursa metatags a setNoIndex ve setNoFollow olarak ekler.<text:span text:style-name="T19">(true)</text:span></text:p>
      <text:p text:style-name="P10">All: hiçbirşey yapma</text:p>
      <text:p text:style-name="P11">noIndex: <text:span text:style-name="T17">metatags a setNoIndex i ekle.(true)</text:span></text:p>
      <text:p text:style-name="P12">noFollow: metatags a setNoFollow u ekle.<text:span text:style-name="T19">(true)</text:span></text:p>
      <text:p text:style-name="P13"><text:span text:style-name="T18">n</text:span>oArchive: metatags a noArchive I ekle.<text:span text:style-name="T19">(true)</text:span></text:p>
      <text:p text:style-name="P13"/>
      <text:p text:style-name="P14">HtmlParser ve TikaParserda NoIndex, NoFollow,NoArchive olarak set edilen degerler çekilip:</text:p>
      <text:p text:style-name="P14"/>
      <text:p text:style-name="P15">noIndex true ise:</text:p>
      <text:p text:style-name="P24">text ve <text:span text:style-name="T24">title çıkarma</text:span></text:p>
      <text:p text:style-name="P16">NoFollow true ise:</text:p>
      <text:p text:style-name="P25">outlinkleri çıkarma.</text:p>
      <text:p text:style-name="P18"><text:span text:style-name="T20">NoArchive</text:span><text:span text:style-name="T22"> </text:span><text:span text:style-name="T32">true ise metadata üzerine forbidden degerini yazma</text:span><text:span text:style-name="T22">.</text:span><text:span text:style-name="T23">(metadata alanına yazılacak deger </text:span><text:span text:style-name="T25">caching.forbidden </text:span><text:span text:style-name="T26">id si ile yazılır. Bunun karşısına gelecek deger, </text:span><text:span text:style-name="T27">configurasyondan </text:span><text:span text:style-name="T28">parser.caching.forbidden.policy</text:span><text:span text:style-name="T29"> </text:span><text:span text:style-name="T1">propertysine verilen degerle set edilebilir.</text:span><text:span text:style-name="T2">)</text:span></text:p>
      <text:p text:style-name="P38"/>
      <text:p text:style-name="P19"><text:span text:style-name="T23">r</text:span><text:span text:style-name="T21">obotstxt.org a göre:</text:span></text:p>
      <text:p text:style-name="P19"><text:span text:style-name="T8">Valid values for the "</text:span><text:span text:style-name="Teletype"><text:span text:style-name="T12">CONTENT</text:span></text:span><text:span text:style-name="T8">" attribute are: </text:span><text:span text:style-name="T9">"</text:span><text:span text:style-name="Teletype"><text:span text:style-name="T13">INDEX</text:span></text:span><text:span text:style-name="T9">", "</text:span><text:span text:style-name="Teletype"><text:span text:style-name="T13">NOINDEX</text:span></text:span><text:span text:style-name="T9">", "</text:span><text:span text:style-name="Teletype"><text:span text:style-name="T13">FOLLOW</text:span></text:span><text:span text:style-name="T9">", "</text:span><text:span text:style-name="Teletype"><text:span text:style-name="T13">NOFOLLOW</text:span></text:span><text:span text:style-name="T9">".</text:span></text:p>
      <text:p text:style-name="P20"><text:span text:style-name="T10">Content e </text:span><text:span text:style-name="T9">gelebilecek degerler </text:span><text:span text:style-name="T10">bunlar, Ancak</text:span><text:span text:style-name="T9"> NOODP</text:span><text:span text:style-name="T10"> de gördüm buda dmoz a kayıtlı bir site için dmozdaki descriptionı <text:s/>kayda alma demek için kullanılmakta. </text:span><text:span text:style-name="T11">Yahoo nun botu içinde aynı için karşılıgı </text:span></text:p>
      <text:p text:style-name="P20"><text:span text:style-name="Source_20_Text"><text:span text:style-name="T15">&lt;meta name="slurp" content="</text:span></text:span><text:span text:style-name="Source_20_Text"><text:span text:style-name="T14">noydir</text:span></text:span><text:span text:style-name="Source_20_Text"><text:span text:style-name="T15">" /&gt;</text:span></text:span><text:span text:style-name="Source_20_Text"><text:span text:style-name="T16"> şeklindedir.</text:span></text:span></text:p>
      <text:p text:style-name="P17"/>
      <text:p text:style-name="P39"><text:soft-page-break/>Noarchive:websayfasının cachelenmesini önler Dolaysıla cache:<text:a xlink:type="simple" xlink:href="http://www.example.com/">http://www.example.com</text:a> </text:p>
      <text:p text:style-name="P39">dediğimizde sonuç dön<text:span text:style-name="T33">memesi beklenir.</text:span></text:p>
      <text:p text:style-name="P39">-<text:span text:style-name="T34">site ile ilgili bilgilerin çalınmaması için kullanılabilir.</text:span></text:p>
      <text:p text:style-name="P39">-<text:span text:style-name="T34">e ticaret sitelernde kullanılabilir.</text:span></text:p>
      <text:p text:style-name="P39">-<text:span text:style-name="T35">üyelik için para alınan sitelerde kullanılabili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Arial, Helvetica, sans-serif"/>
    <style:font-face style:name="arial" svg:font-family="arial, sans-serif"/>
    <style:font-face style:name="monospace" svg:font-family="monospace"/>
    <style:font-face style:name="monospace1" svg:font-family="monospace, consolas, sans-serif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tac </meta:initial-creator>
    <meta:creation-date>2014-03-12T11:18:15.173091565</meta:creation-date>
    <dc:date>2014-03-12T13:44:27.298566645</dc:date>
    <dc:creator>sertac </dc:creator>
    <meta:editing-duration>PT1H1M46S</meta:editing-duration>
    <meta:editing-cycles>65</meta:editing-cycles>
    <meta:generator>LibreOffice/4.1.3.2$Linux_X86_64 LibreOffice_project/410m0$Build-2</meta:generator>
    <meta:document-statistic meta:table-count="0" meta:image-count="0" meta:object-count="0" meta:page-count="2" meta:paragraph-count="45" meta:word-count="239" meta:character-count="2005" meta:non-whitespace-character-count="1806"/>
  </office:meta>
</office:document-meta>
</file>